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0.9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¿Es niñe?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¿Es varón?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¿Es socio?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¿Es jubilado?</text:p>
          </table:table-cell>
          <table:table-cell table:number-columns-repeated="8" office:value-type="string" calcext:value-type="string">
            <text:p>t</text:p>
          </table:table-cell>
          <table:table-cell table:number-columns-repeated="8" office:value-type="string" calcext:value-type="string">
            <text:p>f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galar pelota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Regalar muñeca</text:p>
          </table:table-cell>
          <table:table-cell table:number-columns-repeated="8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cuento socio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uento jubilado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trada gratis</text:p>
          </table:table-cell>
          <table:table-cell table:number-columns-repeated="8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ona entrada</text:p>
          </table:table-cell>
          <table:table-cell table:number-columns-repeated="1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0:43:31.4346235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6:22:55.197846074</meta:creation-date>
    <dc:date>2024-06-12T18:10:36.666802244</dc:date>
    <meta:editing-duration>PT1H45M6S</meta:editing-duration>
    <meta:editing-cycles>2</meta:editing-cycles>
    <meta:generator>LibreOffice/6.4.7.2$Linux_X86_64 LibreOffice_project/40$Build-2</meta:generator>
    <meta:document-statistic meta:table-count="1" meta:cell-count="98" meta:object-count="0"/>
  </office:meta>
</office:document-meta>
</file>